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7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utpu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Sponso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15 Gen 4 Laptop, 15.6" FHD Display, AMD Ryzen 3 7320U Processor, Long Battery Life, RJ-45, USB-C, HDMI, w/WOWPC Bundle, Windows 11 Pro (16GB RAM | 1TB PCIe S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 capacities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429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US Vivobook Go 12 L210 11.6” ultra-thin laptop, 2022 version, Intel Celeron N4020, 4GB RAM, 64GB eMMC, Win 11 Home in S mode with One Year of Office 365 Personal, L210MA-DS02</text:p>
          </table:table-cell>
          <table:table-cell table:number-columns-repeated="102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9 Lis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219.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ivery Wed, Feb 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Buying Cho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06.83(51 used &amp; new offer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eaPad 1 15.6" FHD Laptop, 12th Gen Intel Core i3-1215U 6-Core Processor, 16GB DDR4 Memory, 1TB PCIe SSD, SD Card Reader, HDMI, Webcam, Wi-Fi &amp; Bluetooth, Windows 11 Pro, B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capacities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399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ptop Computer, 16GB DDR4 512GB SSD, Quad-Core Intel N95 Processor, Windows 11 Laptop, 15.6" IPS 1080P PC, Metal Shell, WiFi, BT5.0, USB3.2, Type_C, Long Battery Life, 180° Open Angle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mited time de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3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9 Typica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,299.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verall Pick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west 14" HD Light Thin Laptop Student Business, Quad-Core Intel N4120, 4GB RAM, 128GB (64GB eMMC+ 64GB SD), Webcam, Wi-Fi, Long Battery, Windows 11S + 1 Year Office 365+MarxsolAccessory Rose Go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capacities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229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onso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EKOM 16 Inch Portable Monitor, 2 USB-C Laptop Extender Screen with Smart Cover &amp; Dual Speaker HDMI IPS HDR Computer Display Ultra-Thin External Gaming Monitor for PC Phone Mac Xbox PS4 Switch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89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 $50.00 with cou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15 Laptop, 15.6" FHD Display, AMD Ryzen 5 5500U Hexa-core Processor (Beat Intel i7-1065G7), 16GB RAM, 1TB SSD, HDMI, RJ45, Numeric Keypad, Wi-Fi, Windows 11 Pro, Bl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 capacities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475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10 left in stock - order soo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umper Laptop, 16 Inch FHD IPS 16:10 Screen, Intel Celeron Quad Core CPU, 4GB LPDDR4 RAM 128GB Storage, Laptops Computer, Office 365 1-Year Subscription, 4 Stereo Speakers, Numeric Keypad.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mited time de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2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0 Typica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999.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west 15 Laptop, Intel Core i3-1215U 6-Core Processor, 32GB Memory, 1TB Storage, 15.6" FHD Display, Fingerprint Reader, SD Card Reader, Windows 11 Home S, Bundled 250GB Portable SSD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479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west 15.6'' Anti-Glare HD Laptop, Intel Quad-core Processor, 16GB RAM, 128GB SSD+ 512GB JVQ USB Storage, Office 365 1-Year, Up to 11 hrs Long Battery, Windows 11 S, Scarlet 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capacities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379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 $30.00 with cou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onso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6” Galaxy Book3 Laptop PC Computer, 13th Gen Intel Core i7-1355U Processor / 16 GB / 512GB, Thin and Light, FHD Screen, Fingerprint Reader, HD Webcam, 2023 Model, NP750XFG-KB2US, Sil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capacities</text:p>
          </table:table-cell>
          <table:table-cell table:number-columns-repeated="102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7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9 Lis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999.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ivery Thu, Feb 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ll Inspiron 3000 Series Laptop, 15.6" FHD Touchscreen, Intel Core i5-1135G7, 16GB DDR4 RAM, 1TB Storage(512GB SSD+500GB HDD), Webcam, SD Card Reader, Wi-Fi, Windows 11 Home, Black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489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12 left in stock - order so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Buying Cho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399.00(12 used &amp; new offer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“ Gaming Laptop, AMD Ryzen 7 5700U(Beats i7-1265U) Laptop Computer with 16GB DDR4 512GB NVMe SSD, Radeon RX Vega 8 Graphics, BT5.2, USB_C, 53Wh Battery, WiFi 6, Backlit KB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mited time de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4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9 Lis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599.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e $30.00 with cou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ll Newest Inspiron 15 Business Laptop, 15.6" FHD Touchscreen, AMD Ryzen 5-7530U (Up tp 4.5GHz), 1TB PCIE SSD, 16GB RAM, AMD Radeon Graphics, Wi-Fi, Webcam, Windows 11 H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capacities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499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pular Brand Pick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er Aspire 3 A314-23P-R3QA Slim Laptop | 14.0" Full HD IPS Display | AMD Ryzen 5 7520U Quad-Core Processor | AMD Radeon Graphics | 8GB LPDDR5 | 512GB NVMe SSD | Wi-Fi 6 | Windows 11 Home,Silver</text:p>
          </table:table-cell>
          <table:table-cell table:number-columns-repeated="102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3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 Lis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449.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ivery Tue, Feb 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Buying Cho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364.32(35 used &amp; new offer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onso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US Chromebook CM14 Laptop, 14" HD Anti-Glare Display (1366x768), MediaTek Kompanio 520, 4GB RAM, 64GB eMMC, ChromeOS, Gray, CM1402CM2A-DS44, Gravity Grey</text:p>
          </table:table-cell>
          <table:table-cell table:number-columns-repeated="1023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9 Lis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279.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ivery Tue, Feb 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6'' Laptop Computer, 8GB RAM Laptop, 256GB SSD, 1366 * 768 IPS Display, Intel Celeron N5095 Processors, 5000mWh Battery, USB 3.0, Bluetooth 4.2, 2.4/5G WiFi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mited time de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9 Lis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349.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ctus 15 Gaming Laptop, 15.6" FHD 144Hz Display, AMD Ryzen 5 7535HS, 16GB DDR5 RAM, 1TB PCIe M.2 SSD, NVIDIA GeForce RTX 2050, HDMI, Webcam, Backlit Keyboard, Wi-Fi 6, Windows 11 Home, Sil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on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capacities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6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 Lis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929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 5 left in stock - order so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Buying Cho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609.00(50 used &amp; new offer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US Chromebook CM14 Laptop, 14" HD Anti-Glare Display (1366x768), MediaTek Kompanio 520, 4GB RAM, 64GB eMMC, ChromeOS, Gray, CM1402CM2A-DS44, Gravity Grey</text:p>
          </table:table-cell>
          <table:table-cell table:number-columns-repeated="1023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00+ bought in past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9 Lis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279.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ivery Tue, Feb 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ps to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e Buying Cho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47.93(23 used &amp; new offers)</text:p>
          </table:table-cell>
          <table:table-cell table:number-columns-repeated="1023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01T15:53:28.339763700</dc:date>
    <meta:editing-duration>PT53S</meta:editing-duration>
    <meta:editing-cycles>1</meta:editing-cycles>
    <meta:document-statistic meta:table-count="1" meta:cell-count="167" meta:object-count="0"/>
    <meta:generator>LibreOffice/6.4.7.2$Linux_X86_64 LibreOffice_project/40$Build-2</meta:generator>
  </office:meta>
</office:document-meta>
</file>